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Roboto Mono" svg:font-family="'Roboto Mono', 'Courier New', Courier, monospace"/>
    <style:font-face style:name="Courier New1" svg:font-family="'Courier New'" style:font-family-generic="modern" style:font-pitch="fixed"/>
    <style:font-face style:name="Chilanka1" svg:font-family="Chilanka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style:font-name-asian="Times New Roman" style:language-asian="pt" style:country-asian="BR" style:font-name-complex="Courier New2"/>
    </style:style>
    <style:style style:name="P2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000000" style:text-line-through-style="none" style:text-line-through-type="none" style:font-name="Courier New1" fo:letter-spacing="normal" fo:font-style="normal" style:text-underline-style="none" fo:font-weight="bold" style:text-blinking="false" style:font-style-asian="normal" style:font-weight-asian="bold"/>
    </style:style>
    <style:style style:name="P3" style:family="paragraph" style:parent-style-name="Standard">
      <style:paragraph-properties fo:margin-top="0cm" fo:margin-bottom="0cm" loext:contextual-spacing="true" fo:line-height="100%"/>
    </style:style>
    <style:style style:name="P4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ourier New1" fo:font-size="11pt" fo:letter-spacing="normal" fo:font-style="normal" fo:font-weight="normal" style:font-size-asian="11pt" style:font-size-complex="11pt"/>
    </style:style>
    <style:style style:name="P5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ourier New1" fo:font-size="11pt" fo:letter-spacing="normal" fo:font-style="normal" fo:font-weight="bold" style:font-size-asian="11pt" style:font-size-complex="11pt"/>
    </style:style>
    <style:style style:name="P6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ourier New1" fo:font-size="11pt" fo:letter-spacing="normal" style:font-size-asian="11pt" style:font-size-complex="11pt"/>
    </style:style>
    <style:style style:name="P7" style:family="paragraph" style:parent-style-name="Preformatted_20_Text">
      <style:paragraph-properties fo:margin-top="0cm" fo:margin-bottom="0cm" loext:contextual-spacing="true" fo:line-height="100%" fo:orphans="2" fo:widows="2"/>
      <style:text-properties fo:color="#000000" style:font-name="Courier New1" fo:font-size="11pt" style:font-size-asian="11pt" style:font-size-complex="11pt"/>
    </style:style>
    <style:style style:name="P8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style:font-name="Courier New1" officeooo:paragraph-rsid="0023b11b"/>
    </style:style>
    <style:style style:name="P9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style:font-name="Courier New1" fo:font-size="11pt" style:font-size-asian="11pt" style:font-size-complex="11pt"/>
    </style:style>
    <style:style style:name="P10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4pt" fo:font-style="italic" style:text-underline-style="solid" style:text-underline-width="auto" style:text-underline-color="font-color" fo:font-weight="bold" officeooo:rsid="0024d99d" officeooo:paragraph-rsid="0024d99d" style:font-name-asian="Times New Roman" style:font-size-asian="14pt" style:language-asian="pt" style:country-asian="BR" style:font-style-asian="italic" style:font-weight-asian="bold" style:font-name-complex="Courier New2"/>
    </style:style>
    <style:style style:name="P11" style:family="paragraph" style:parent-style-name="Standard">
      <style:paragraph-properties fo:margin-top="0cm" fo:margin-bottom="0cm" loext:contextual-spacing="true" fo:line-height="100%" fo:orphans="2" fo:widows="2"/>
      <style:text-properties officeooo:paragraph-rsid="0023b11b"/>
    </style:style>
    <style:style style:name="P12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ourier New1" fo:font-size="11pt" fo:letter-spacing="normal" fo:font-style="normal" fo:font-weight="bold" officeooo:paragraph-rsid="0026de63" style:font-size-asian="11pt" style:font-size-complex="11pt"/>
    </style:style>
    <style:style style:name="P13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ourier New1" fo:font-size="11pt" fo:letter-spacing="normal" fo:font-style="normal" fo:font-weight="normal" officeooo:paragraph-rsid="0026de63" style:font-size-asian="11pt" style:font-size-complex="11pt"/>
    </style:style>
    <style:style style:name="P14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ourier New1" fo:font-size="11pt" fo:letter-spacing="normal" officeooo:paragraph-rsid="0026de63" style:font-size-asian="11pt" style:font-size-complex="11pt"/>
    </style:style>
    <style:style style:name="P15" style:family="paragraph" style:parent-style-name="Preformatted_20_Text">
      <style:paragraph-properties fo:margin-top="0cm" fo:margin-bottom="0cm" loext:contextual-spacing="true" fo:line-height="100%" fo:orphans="2" fo:widows="2"/>
      <style:text-properties fo:color="#000000" style:font-name="Courier New1" fo:font-size="11pt" style:font-size-asian="11pt" style:font-size-complex="11pt"/>
    </style:style>
    <style:style style:name="P16" style:family="paragraph" style:parent-style-name="Preformatted_20_Text">
      <style:paragraph-properties fo:margin-top="0cm" fo:margin-bottom="0cm" loext:contextual-spacing="true" fo:line-height="100%" fo:orphans="2" fo:widows="2"/>
      <style:text-properties fo:color="#000000" style:font-name="Courier New1" fo:font-size="11pt" officeooo:paragraph-rsid="0026de63" style:font-size-asian="11pt" style:font-size-complex="11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solid" draw:fill-color="#000000"/>
      <style:text-properties style:font-name="Chilanka" fo:font-size="24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-color="#000000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officeooo:rsid="00202dff" style:text-blinking="false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officeooo:rsid="0026de63" style:text-blinking="false" style:font-size-asian="11pt" style:font-style-asian="normal" style:font-weight-asian="bold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officeooo:rsid="00202dff" style:text-blinking="false" style:font-size-asian="11pt" style:font-style-asian="normal" style:font-weight-asian="normal" style:font-size-complex="11pt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normal" officeooo:rsid="00202dff" style:text-blinking="false" style:font-size-asian="11pt" style:font-style-asian="normal" style:font-weight-asian="normal" style:font-size-complex="11pt" loext:padding="0cm" loext:border="none"/>
    </style:style>
    <style:style style:name="T5" style:family="text">
      <style:text-properties fo:font-variant="normal" fo:text-transform="none" fo:color="#000000" style:font-name="Courier New1" fo:font-size="11pt" fo:letter-spacing="normal" fo:font-style="normal" fo:font-weight="bold" style:font-size-asian="11pt" style:font-style-asian="normal" style:font-weight-asian="bold" style:font-size-complex="11pt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fo:letter-spacing="normal" fo:font-style="normal" fo:font-weight="bold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10" style:family="text">
      <style:text-properties fo:font-variant="normal" fo:text-transform="none" fo:font-size="11pt" fo:letter-spacing="normal" fo:font-style="normal" fo:font-weight="bold" style:font-size-asian="11pt" style:font-style-asian="normal" style:font-weight-asian="normal" style:font-size-complex="11pt"/>
    </style:style>
    <style:style style:name="T11" style:family="text">
      <style:text-properties fo:font-variant="normal" fo:text-transform="none" fo:font-size="11pt" fo:letter-spacing="normal" fo:font-style="normal" fo:font-weight="normal" style:font-size-asian="11pt" style:font-style-asian="normal" style:font-weight-asian="normal" style:font-size-complex="11pt"/>
    </style:style>
    <style:style style:name="T12" style:family="text">
      <style:text-properties fo:font-style="normal" fo:font-weight="bold"/>
    </style:style>
    <style:style style:name="T13" style:family="text">
      <style:text-properties fo:font-style="normal" fo:font-weight="bold" officeooo:rsid="0026de63"/>
    </style:style>
    <style:style style:name="T14" style:family="text">
      <style:text-properties fo:font-style="normal" fo:font-weight="bold" officeooo:rsid="0026de63" style:font-weight-asian="bold" style:font-weight-complex="bold"/>
    </style:style>
    <style:style style:name="T15" style:family="text">
      <style:text-properties fo:font-style="normal" fo:font-weight="normal"/>
    </style:style>
    <style:style style:name="T16" style:family="text">
      <style:text-properties fo:font-weight="bold" officeooo:rsid="0026de63" style:font-weight-asian="bold" style:font-weight-complex="bold"/>
    </style:style>
    <style:style style:name="T17" style:family="text">
      <style:text-properties officeooo:rsid="0023b11b"/>
    </style:style>
    <style:style style:name="T18" style:family="text">
      <style:text-properties officeooo:rsid="0026de63"/>
    </style:style>
    <style:style style:name="T19" style:family="text">
      <style:text-properties style:font-name="Chilanka" fo:font-size="24pt"/>
    </style:style>
    <style:style style:name="gr1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826cm" fo:min-width="0.87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fill-color="#ffffff" draw:textarea-horizontal-align="justify" draw:textarea-vertical-align="middle" draw:auto-grow-height="false" fo:min-height="3.704cm" fo:min-width="8.3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marker-end="Arrow" draw:marker-end-width="0.176cm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custom-shape text:anchor-type="paragraph" draw:z-index="0" draw:name="Figura1" draw:style-name="gr1" draw:text-style-name="P17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" draw:style-name="gr2" draw:text-style-name="P18" svg:width="0.899cm" svg:height="0.851cm" svg:x="18.062cm" svg:y="0.005cm"><text:p><text:span text:style-name="T19">87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A casa é sua</text:p>
      <text:p text:style-name="P1"/>
      <text:p text:style-name="P3"><text:bookmark text:name="cifra_tom"/><text:span text:style-name="T5">Tom: </text:span><text:span text:style-name="Internet_20_link"><text:span text:style-name="T2">G</text:span></text:span></text:p>
      <text:p text:style-name="P11"><text:span text:style-name="Internet_20_link"><text:span text:style-name="T4">Capotraste na </text:span></text:span><text:span text:style-name="Internet_20_link"><text:span text:style-name="T3">1ª casa</text:span></text:span></text:p>
      <text:p text:style-name="P2"><text:bookmark text:name="cifra_capo"/><text:bookmark text:name="cifra_afi"/></text:p>
      <text:p text:style-name="P8"><text:span text:style-name="T9">Intro </text:span><text:span text:style-name="T11">: <text:s/></text:span><text:span text:style-name="T10">G</text:span><text:span text:style-name="T11"> <text:s/></text:span><text:span text:style-name="T10">C/G</text:span><text:span text:style-name="T11"> <text:s/></text:span><text:span text:style-name="T10">Em</text:span><text:span text:style-name="T11"> <text:s/></text:span><text:span text:style-name="T10">C</text:span></text:p>
      <text:p text:style-name="P9"/>
      <text:p text:style-name="P7"><text:span text:style-name="T6"><text:s text:c="10"/></text:span><text:span text:style-name="T7">G</text:span></text:p>
      <text:p text:style-name="P4"><text:span text:style-name="T17">Tu</text:span> é bem-vindo aqui</text:p>
      <text:p text:style-name="P6"><text:s text:c="8"/><text:span text:style-name="T12">C9</text:span><text:span text:style-name="T15"> <text:s text:c="10"/></text:span><text:span text:style-name="T12">Em</text:span></text:p>
      <text:p text:style-name="P4">A casa é sua, pode entrar</text:p>
      <text:p text:style-name="P6"><text:s text:c="14"/><text:span text:style-name="T12">C9</text:span></text:p>
      <text:p text:style-name="P4">Me esvazio de mim</text:p>
      <text:p text:style-name="P6"><text:s text:c="14"/><text:span text:style-name="T12">G</text:span><text:span text:style-name="T15"> <text:s text:c="3"/></text:span><text:span text:style-name="T12">C9</text:span></text:p>
      <text:p text:style-name="P4">Me esvazio de mim</text:p>
      <text:p text:style-name="P4"/>
      <text:p text:style-name="P6"><text:s text:c="11"/><text:span text:style-name="T12">G</text:span></text:p>
      <text:p text:style-name="P4">Sopra o Teu vento aqui</text:p>
      <text:p text:style-name="P6"><text:s text:c="10"/><text:span text:style-name="T12">C9</text:span><text:span text:style-name="T15"> <text:s text:c="12"/></text:span><text:span text:style-name="T12">Em</text:span></text:p>
      <text:p text:style-name="P4">Toma o Teu trono, vem reinar</text:p>
      <text:p text:style-name="P6"><text:s text:c="18"/><text:span text:style-name="T12">G</text:span><text:span text:style-name="T15"> <text:s text:c="3"/></text:span><text:span text:style-name="T12">C9</text:span></text:p>
      <text:p text:style-name="P4">Nós queremos te ouvir</text:p>
      <text:p text:style-name="P6"><text:s text:c="18"/><text:span text:style-name="T12">G</text:span><text:span text:style-name="T15"> <text:s text:c="3"/></text:span><text:span text:style-name="T12">C9</text:span></text:p>
      <text:p text:style-name="P4">Nós queremos te ouvir</text:p>
      <text:p text:style-name="P7"><draw:custom-shape text:anchor-type="paragraph" draw:z-index="2" draw:name="Forma1" draw:style-name="gr3" draw:text-style-name="P19" svg:width="8.323cm" svg:height="3.705cm" svg:x="-0.182cm" svg:y="0.374cm"><text:p/><draw:enhanced-geometry svg:viewBox="0 0 21600 21600" draw:type="rectangle" draw:enhanced-path="M 0 0 L 21600 0 21600 21600 0 21600 0 0 Z N"/></draw:custom-shape></text:p>
      <text:p text:style-name="P5">C9</text:p>
      <text:p text:style-name="P4">Essa casa é sua casa</text:p>
      <text:p text:style-name="P7"><text:span text:style-name="T6"><text:s text:c="13"/></text:span><text:span text:style-name="T7">D/F#</text:span><text:span text:style-name="T8"> <text:s text:c="5"/></text:span><text:span text:style-name="T7">Em</text:span><text:span text:style-name="T8"> <text:s text:c="4"/></text:span><text:span text:style-name="T7">Bm</text:span></text:p>
      <text:p text:style-name="P4">Nós deixamos ela pr<text:span text:style-name="T17">o Senhor</text:span>, Jesus</text:p>
      <text:p text:style-name="P5">C9</text:p>
      <text:p text:style-name="P4">Essa casa é sua casa</text:p>
      <text:p text:style-name="P6"><text:s text:c="13"/><text:span text:style-name="T12">D/F#</text:span><text:span text:style-name="T15"> <text:s text:c="5"/></text:span><text:span text:style-name="T12">Em</text:span><text:span text:style-name="T15"> <text:s text:c="4"/></text:span><text:span text:style-name="T13">D</text:span></text:p>
      <text:p text:style-name="P4">Nós deixamos ela <text:span text:style-name="T17">pro</text:span> <text:span text:style-name="T17">Senhor</text:span>, Jesus</text:p>
      <text:p text:style-name="P7"/>
      <text:p text:style-name="P14"><text:s text:c="11"/><text:span text:style-name="T12">G</text:span></text:p>
      <text:p text:style-name="P13">Sopra o Teu vento aqui</text:p>
      <text:p text:style-name="P14"><text:s text:c="10"/><text:span text:style-name="T12">C9</text:span><text:span text:style-name="T15"> <text:s text:c="12"/></text:span><text:span text:style-name="T12">Em</text:span></text:p>
      <text:p text:style-name="P13">Toma o Teu trono, vem reinar</text:p>
      <text:p text:style-name="P14"><text:s text:c="18"/><text:span text:style-name="T12">G</text:span><text:span text:style-name="T15"> <text:s text:c="3"/></text:span><text:span text:style-name="T12">C9</text:span></text:p>
      <text:p text:style-name="P13">Nós queremos te ouvir</text:p>
      <text:p text:style-name="P14"><text:s text:c="18"/><text:span text:style-name="T12">G</text:span><text:span text:style-name="T15"> <text:s text:c="3"/></text:span><text:span text:style-name="T12">C9</text:span></text:p>
      <text:p text:style-name="P13">Nós queremos te ouvir</text:p>
      <text:p text:style-name="P7"><draw:custom-shape text:anchor-type="paragraph" draw:z-index="3" draw:name="Forma1" draw:style-name="gr3" draw:text-style-name="P19" svg:width="8.323cm" svg:height="3.705cm" svg:x="-0.182cm" svg:y="0.374cm"><text:p/><draw:enhanced-geometry svg:viewBox="0 0 21600 21600" draw:type="rectangle" draw:enhanced-path="M 0 0 L 21600 0 21600 21600 0 21600 0 0 Z N"/></draw:custom-shape></text:p>
      <text:p text:style-name="P12">C9</text:p>
      <text:p text:style-name="P13"><draw:line text:anchor-type="paragraph" draw:z-index="4" draw:name="Forma2" draw:style-name="gr4" draw:text-style-name="P20" svg:x1="-0.494cm" svg:y1="8.551cm" svg:x2="-0.494cm" svg:y2="0.157cm"><text:p/></draw:line><draw:line text:anchor-type="paragraph" draw:z-index="5" draw:name="Forma4" draw:style-name="gr5" draw:text-style-name="P20" svg:x1="-0.494cm" svg:y1="0.157cm" svg:x2="-0.182cm" svg:y2="0.157cm"><text:p/></draw:line>Essa casa é sua casa</text:p>
      <text:p text:style-name="P16"><text:span text:style-name="T6"><text:s text:c="13"/></text:span><text:span text:style-name="T7">D/F#</text:span><text:span text:style-name="T8"> <text:s text:c="5"/></text:span><text:span text:style-name="T7">Em</text:span><text:span text:style-name="T8"> <text:s text:c="4"/></text:span><text:span text:style-name="T7">Bm</text:span></text:p>
      <text:p text:style-name="P13">Nós deixamos ela pr<text:span text:style-name="T17">o Senhor</text:span>, Jesus</text:p>
      <text:p text:style-name="P12">C9</text:p>
      <text:p text:style-name="P13">Essa casa é sua casa</text:p>
      <text:p text:style-name="P14"><text:s text:c="13"/><text:span text:style-name="T12">D/F#</text:span><text:span text:style-name="T15"> <text:s text:c="5"/></text:span><text:span text:style-name="T12">Em</text:span><text:span text:style-name="T15"> <text:s text:c="4"/></text:span><text:span text:style-name="T13">Bm</text:span></text:p>
      <text:p text:style-name="P13">Nós deixamos ela <text:span text:style-name="T17">pro</text:span> <text:span text:style-name="T17">Senhor</text:span>, Jesus</text:p>
      <text:p text:style-name="P14"/>
      <text:p text:style-name="P6"><text:s text:c="3"/><text:span text:style-name="T12">C9</text:span><text:span text:style-name="T15"> <text:s text:c="17"/></text:span></text:p>
      <text:p text:style-name="P4">Apareça que o Teu nome cresça</text:p>
      <text:p text:style-name="P6"><text:s text:c="7"/><text:span text:style-name="T16">D/F#</text:span> <text:s text:c="5"/><text:span text:style-name="T16">Em</text:span></text:p>
      <text:p text:style-name="P4">Enche este lugar</text:p>
      <text:p text:style-name="P6"><text:s text:c="14"/><text:span text:style-name="T12">Bm</text:span></text:p>
      <text:p text:style-name="P4">Enche este lugar</text:p>
      <text:p text:style-name="P6"><text:s text:c="3"/><text:span text:style-name="T12">C9</text:span><text:span text:style-name="T15"> <text:s text:c="17"/></text:span></text:p>
      <text:p text:style-name="P4">Apareça que o Teu nome cresça</text:p>
      <text:p text:style-name="P14"><text:span text:style-name="T12"><text:s text:c="7"/></text:span><text:span text:style-name="T14">D/F#</text:span><text:span text:style-name="T12"> <text:s text:c="5"/></text:span><text:span text:style-name="T14">Em</text:span></text:p>
      <text:p text:style-name="P4">Vem me incendiar</text:p>
      <text:p text:style-name="P6"><text:s text:c="14"/><text:span text:style-name="T12">Bm</text:span></text:p>
      <text:p text:style-name="P4">Vem me incendi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Roboto Mono" svg:font-family="'Roboto Mono', 'Courier New', Courier, monospace"/>
    <style:font-face style:name="Courier New1" svg:font-family="'Courier New'" style:font-family-generic="modern" style:font-pitch="fixed"/>
    <style:font-face style:name="Chilanka1" svg:font-family="Chilanka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1122 2243" svg:d="M0 2108v17 17l12 42 30 34 38 21 43 4 29-8 30-21 25-26 13-34 343-1532 339 1520 13 42 29 34 39 21 42 4 42-12 34-30 21-42v-39-12l-4 4-440-1998-9-42-25-39-38-25-43-8-42 8-38 25-26 39-8 42z"/>
    <draw:marker draw:name="Arrowhead_20_2" draw:display-name="Arrowhead 2" svg:viewBox="-10 0 10 15" svg:d="M0 0zM-5 0l-5 15h5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8-18T15:48:00</meta:creation-date>
    <meta:initial-creator>Arthur</meta:initial-creator>
    <dc:language>pt-BR</dc:language>
    <meta:print-date>2015-02-14T18:13:00</meta:print-date>
    <dc:date>2019-03-19T17:17:36.683000000</dc:date>
    <meta:editing-cycles>57</meta:editing-cycles>
    <meta:editing-duration>P1DT9H4M25S</meta:editing-duration>
    <meta:generator>LibreOffice/6.2.1.2$Windows_X86_64 LibreOffice_project/7bcb35dc3024a62dea0caee87020152d1ee96e71</meta:generator>
    <meta:document-statistic meta:table-count="0" meta:image-count="0" meta:object-count="0" meta:page-count="1" meta:paragraph-count="56" meta:word-count="184" meta:character-count="1161" meta:non-whitespace-character-count="63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